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office:automatic-styles>
  <office:body>
    <office:text>
      <text:p text:style-name="Title">Chapter 2 - Setting Up</text:p>
      <text:p text:style-name="Text_20_body">In my previous article 'Introduction to ML', we explored what machine learning really is and got a good sense of what it does. From this article, we will become slightly more technical. I will explain certain notations and terminologies, and some basic ideas that we will need later.</text:p>
      <text:h text:style-name="Heading_20_2" text:outline-level="2"><text:bookmark-start text:name="the-setup"/>The Setup:<text:bookmark-end text:name="the-setup"/></text:h>
      <text:h text:style-name="Heading_20_3" text:outline-level="3"><text:bookmark-start text:name="notation"/>Notation:<text:bookmark-end text:name="notation"/></text:h>
      <text:p text:style-name="First_20_paragraph">The following guide outlines the mathematical notation used throughout these articles. Please refer back to it if you are unsure of any symbols.</text:p>
      <text:p text:style-name="Text_20_body"><text:span text:style-name="T1">1. General Mathematical Symbols</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Symbol</text:span></text:p>
            </table:table-cell>
            <table:table-cell table:style-name="TableHeaderRowCell" office:value-type="string">
              <text:p text:style-name="Table_20_Heading"><text:span text:style-name="T1">Meaning</text:spa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Scalar variables (single numbers)</text:p>
          </table:table-cell>
        </table:table-row>
        <table:table-row>
          <table:table-cell table:style-name="TableRowCell" office:value-type="string">
            <text:p text:style-name="Table_20_Contents"/>
          </table:table-cell>
          <table:table-cell table:style-name="TableRowCell" office:value-type="string">
            <text:p text:style-name="Table_20_Contents">Function applied to </text:p>
          </table:table-cell>
        </table:table-row>
        <table:table-row>
          <table:table-cell table:style-name="TableRowCell" office:value-type="string">
            <text:p text:style-name="Table_20_Contents"/>
          </table:table-cell>
          <table:table-cell table:style-name="TableRowCell" office:value-type="string">
            <text:p text:style-name="Table_20_Contents">Assignment operator</text:p>
          </table:table-cell>
        </table:table-row>
        <table:table-row>
          <table:table-cell table:style-name="TableRowCell" office:value-type="string">
            <text:p text:style-name="Table_20_Contents"/>
          </table:table-cell>
          <table:table-cell table:style-name="TableRowCell" office:value-type="string">
            <text:p text:style-name="Table_20_Contents">Summation from i=1 to m</text:p>
          </table:table-cell>
        </table:table-row>
        <table:table-row>
          <table:table-cell table:style-name="TableRowCell" office:value-type="string">
            <text:p text:style-name="Table_20_Contents"/>
          </table:table-cell>
          <table:table-cell table:style-name="TableRowCell" office:value-type="string">
            <text:p text:style-name="Table_20_Contents">Partial derivative of function with respect to variable </text:p>
          </table:table-cell>
        </table:table-row>
      </table:table>
      <text:p text:style-name="First_20_paragraph"><text:span text:style-name="T1">2. Dataset-Specific Nota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ymbol</text:span></text:p>
            </table:table-cell>
            <table:table-cell table:style-name="TableHeaderRowCell" office:value-type="string">
              <text:p text:style-name="Table_20_Heading"><text:span text:style-name="T1">Meaning</text:span></text:p>
            </table:table-cell>
            <table:table-cell table:style-name="TableHeaderRowCell" office:value-type="string">
              <text:p text:style-name="Table_20_Heading"><text:span text:style-name="T1">Type/Dimensions (Typical)</text:spa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otal no. of training examples in the dataset</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No. of features in each training exampl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A feature vector representing a single training example</text:p>
          </table:table-cell>
          <table:table-cell table:style-name="TableRowCell" office:value-type="string">
            <text:p text:style-name="Table_20_Contents">Vector / </text:p>
          </table:table-cell>
        </table:table-row>
        <table:table-row>
          <table:table-cell table:style-name="TableRowCell" office:value-type="string">
            <text:p text:style-name="Table_20_Contents"/>
          </table:table-cell>
          <table:table-cell table:style-name="TableRowCell" office:value-type="string">
            <text:p text:style-name="Table_20_Contents">Feature vector of training example (1&lt;&lt;)</text:p>
          </table:table-cell>
          <table:table-cell table:style-name="TableRowCell" office:value-type="string">
            <text:p text:style-name="Table_20_Contents">Vector / </text:p>
          </table:table-cell>
        </table:table-row>
        <table:table-row>
          <table:table-cell table:style-name="TableRowCell" office:value-type="string">
            <text:p text:style-name="Table_20_Contents"/>
          </table:table-cell>
          <table:table-cell table:style-name="TableRowCell" office:value-type="string">
            <text:p text:style-name="Table_20_Contents">Value of the feature in a feature vector (0&lt;&lt;)</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Value of the feature in the training exampl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The target variable (or label) for a single training exampl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Target variable for the training exampl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The training data matrix, where each row is a training example </text:p>
          </table:table-cell>
          <table:table-cell table:style-name="TableRowCell" office:value-type="string">
            <text:p text:style-name="Table_20_Contents">Matrix / </text:p>
          </table:table-cell>
        </table:table-row>
        <table:table-row>
          <table:table-cell table:style-name="TableRowCell" office:value-type="string">
            <text:p text:style-name="Table_20_Contents"/>
          </table:table-cell>
          <table:table-cell table:style-name="TableRowCell" office:value-type="string">
            <text:p text:style-name="Table_20_Contents">A vector containing all target variables </text:p>
          </table:table-cell>
          <table:table-cell table:style-name="TableRowCell" office:value-type="string">
            <text:p text:style-name="Table_20_Contents">Vector / </text:p>
          </table:table-cell>
        </table:table-row>
      </table:table>
      <text:p text:style-name="First_20_paragraph"><text:span text:style-name="T1">3. Model Parameters and Hypothesis</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Symbol</text:span></text:p>
            </table:table-cell>
            <table:table-cell table:style-name="TableHeaderRowCell" office:value-type="string">
              <text:p text:style-name="Table_20_Heading"><text:span text:style-name="T1">Meaning</text:span></text:p>
            </table:table-cell>
            <table:table-cell table:style-name="TableHeaderRowCell" office:value-type="string">
              <text:p text:style-name="Table_20_Heading"><text:span text:style-name="T1">Type/Dimensions (Typical)</text:span></text:p>
            </table:table-cell>
          </table:table-row>
        </table:table-header-rows>
        <table:table-row>
          <table:table-cell table:style-name="TableRowCell" office:value-type="string">
            <text:p text:style-name="Table_20_Contents"> (theta)</text:p>
          </table:table-cell>
          <table:table-cell table:style-name="TableRowCell" office:value-type="string">
            <text:p text:style-name="Table_20_Contents">Vector of model parameters (a.k.a. weights or coefficients)</text:p>
          </table:table-cell>
          <table:table-cell table:style-name="TableRowCell" office:value-type="string">
            <text:p text:style-name="Table_20_Contents">Vector / </text:p>
          </table:table-cell>
        </table:table-row>
        <table:table-row>
          <table:table-cell table:style-name="TableRowCell" office:value-type="string">
            <text:p text:style-name="Table_20_Contents"/>
          </table:table-cell>
          <table:table-cell table:style-name="TableRowCell" office:value-type="string">
            <text:p text:style-name="Table_20_Contents">The parameter (or weight) in vector </text:p>
          </table:table-cell>
          <table:table-cell table:style-name="TableRowCell" office:value-type="string">
            <text:p text:style-name="Table_20_Contents">Scalar</text:p>
          </table:table-cell>
        </table:table-row>
        <table:table-row>
          <table:table-cell table:style-name="TableRowCell" office:value-type="string">
            <text:p text:style-name="Table_20_Contents"> or </text:p>
          </table:table-cell>
          <table:table-cell table:style-name="TableRowCell" office:value-type="string">
            <text:p text:style-name="Table_20_Contents">The hypothesis function. Given and input and parameters , it outputs a prediction</text:p>
          </table:table-cell>
          <table:table-cell table:style-name="TableRowCell" office:value-type="string">
            <text:p text:style-name="Table_20_Contents">Scalar</text:p>
          </table:table-cell>
        </table:table-row>
        <table:table-row>
          <table:table-cell table:style-name="TableRowCell" office:value-type="string">
            <text:p text:style-name="Table_20_Contents"> (y-hat)</text:p>
          </table:table-cell>
          <table:table-cell table:style-name="TableRowCell" office:value-type="string">
            <text:p text:style-name="Table_20_Contents">The predicted value of , often used interchangeably with </text:p>
          </table:table-cell>
          <table:table-cell table:style-name="TableRowCell" office:value-type="string">
            <text:p text:style-name="Table_20_Contents">Scalar</text:p>
          </table:table-cell>
        </table:table-row>
      </table:table>
      <text:p text:style-name="First_20_paragraph"><text:span text:style-name="T1">4. Cost Function and Optimizatio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Symbol</text:span></text:p>
            </table:table-cell>
            <table:table-cell table:style-name="TableHeaderRowCell" office:value-type="string">
              <text:p text:style-name="Table_20_Heading"><text:span text:style-name="T1">Meaning</text:span></text:p>
            </table:table-cell>
            <table:table-cell table:style-name="TableHeaderRowCell" office:value-type="string">
              <text:p text:style-name="Table_20_Heading"><text:span text:style-name="T1">Type</text:span></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he cost function. Measures how well the model performs for given parameters </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The learning rate in gradient descent. Controls step siz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Iteration number in iterative algorithm</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Mini-batch size</text:p>
          </table:table-cell>
          <table:table-cell table:style-name="TableRowCell" office:value-type="string">
            <text:p text:style-name="Table_20_Contents">Scalar</text:p>
          </table:table-cell>
        </table:table-row>
        <table:table-row>
          <table:table-cell table:style-name="TableRowCell" office:value-type="string">
            <text:p text:style-name="Table_20_Contents"/>
          </table:table-cell>
          <table:table-cell table:style-name="TableRowCell" office:value-type="string">
            <text:p text:style-name="Table_20_Contents">A specific mini-batch i.e. a subset of training examples</text:p>
          </table:table-cell>
          <table:table-cell table:style-name="TableRowCell" office:value-type="string">
            <text:p text:style-name="Table_20_Contents">Scalar</text:p>
          </table:table-cell>
        </table:table-row>
      </table:table>
      <text:h text:style-name="Heading_20_3" text:outline-level="3"><text:bookmark-start text:name="the-hypothesis"/>The Hypothesis:<text:bookmark-end text:name="the-hypothesis"/></text:h>
      <text:p text:style-name="First_20_paragraph">In machine learning, our main job is to make the machine learn from some data and output a prediction. But how will the machine decide what to predict? For example, when trained on house price data, how will the machine 'learn' from it and then give a prediction on any new data we feed it? To do this, we must have a hypothesis. A hypothesis can be viewed as a simple formula, which takes an input and gives us an output. We can represent it as:</text:p>
      <text:p text:style-name="Text_20_body"/>
      <text:p text:style-name="Text_20_body"><text:line-break/>where:<text:line-break/>h: is our hypothesis (or function)<text:line-break/>x: is our input<text:line-break/>y: is our output</text:p>
      <text:p text:style-name="Text_20_body">A good hypothesis is one which takes an input, and gives us an accurate output. Now let us see what our input looks like.</text:p>
      <text:h text:style-name="Heading_20_3" text:outline-level="3"><text:bookmark-start text:name="given"/>Given:<text:bookmark-end text:name="given"/></text:h>
      <text:p text:style-name="First_20_paragraph">In case of machine learning, input will refer to our input data. Our input data consists of :</text:p>
      <text:list text:style-name="L1">
        <text:list-item>
          <text:p text:style-name="P1">Training data - we train our model on this</text:p>
        </text:list-item>
        <text:list-item>
          <text:p text:style-name="P1">Testing data - we test the accuracy of our hypothesis on this</text:p>
        </text:list-item>
      </text:list>
      <text:p text:style-name="First_20_paragraph">Now, let us look at what our training data looks like:</text:p>
      <text:p text:style-name="Text_20_body">Training dataset: <text:line-break/>where:<text:line-break/><text:line-break/><text:line-break/></text:p>
      <text:h text:style-name="Heading_20_3" text:outline-level="3"><text:bookmark-start text:name="to-do"/>To Do:<text:bookmark-end text:name="to-do"/></text:h>
      <text:p text:style-name="First_20_paragraph">Now that we know what we have been given, we must figure out what to do with the data. In machine learning, our main objective will be to take the data, train the machine on it, and find a 'good' hypothesis h. Here, 'good' can usually be defined by how accurate our hypothesis is.</text:p>
      <text:p text:style-name="Text_20_body">It is important to understand that we are not really focused on successfully interpolating <text:span text:style-name="T2">known</text:span> data but rather on how well our hypothesis performs on a new pair .</text:p>
      <text:p text:style-name="Text_20_body">But where does this 'new pair' of data come from? Well, it helps to think of our training data as a small sample from a large population of data. Our new pair is just an example that is present in the large population, but absent in our training data.</text:p>
      <text:h text:style-name="Heading_20_2" text:outline-level="2"><text:bookmark-start text:name="a-more-detailed-view"/>A More Detailed View:<text:bookmark-end text:name="a-more-detailed-view"/></text:h>
      <text:p text:style-name="First_20_paragraph">We have discussed some important concepts regarding machine learning. Now, let us take a closer look at them.</text:p>
      <text:p text:style-name="Text_20_body"><text:span text:style-name="T2">Note:</text:span> An uppercase letter (X) represents an entire vector whereas a lowercase letter (x) represents a single value.</text:p>
      <text:h text:style-name="Heading_20_3" text:outline-level="3"><text:bookmark-start text:name="representing-h"/>Representing h:<text:bookmark-end text:name="representing-h"/></text:h>
      <text:p text:style-name="First_20_paragraph">Let us break down our hypothesis h and see what we can make of it. As I mentioned earlier, a hypothesis is nothing but a function. The simplest kind of functions are straight lines. Consider the diagram below.</text:p>
      <text:p text:style-name="Text_20_body"/>
      <text:p text:style-name="Text_20_body">Here, we can see a line. A line can be described by its slope () and its y-intercept (). We can define our hypothesis as:</text:p>
      <text:p text:style-name="Text_20_body"/>
      <text:p text:style-name="Text_20_body">As you can see in our case, <text:span text:style-name="T2">h</text:span> is a simple affine function (it is not linear since linear functions do not have y-intercepts). For an actual training set with more data points, we could represent <text:span text:style-name="T2">h</text:span> as:</text:p>
      <text:p text:style-name="Text_20_body"> ( by convention)</text:p>
      <text:h text:style-name="Heading_20_3" text:outline-level="3"><text:bookmark-start text:name="representing-actual-training-data"/>Representing Actual Training Data:<text:bookmark-end text:name="representing-actual-training-data"/></text:h>
      <text:p text:style-name="First_20_paragraph">Real world training data not only has multiple training examples, but also comes with multiple features. In that case, we can represent the training data as:</text:p>
      <text:p text:style-name="Text_20_body">The entire training data can be represented as:</text:p>
      <text:p text:style-name="Text_20_body">We now have: <text:line-break/>We want: i.e. our hypothesis gives fairly accurate results.</text:p>
      <text:h text:style-name="Heading_20_3" text:outline-level="3"><text:bookmark-start text:name="the-cost-function"/>The Cost Function:<text:bookmark-end text:name="the-cost-function"/></text:h>
      <text:p text:style-name="First_20_paragraph">The Cost Function, along with gradient descent which we will see next, is one of the most important concepts in all of machine learning. We saw above that we want our predictions to be fairly equal to the actual answer i.e. we want an accurate hypothesis. But how do we determine whether the hypothesis is accurate i.e. it is valid or not? This is the work of a cost function. The idea that we will see here is fairly simple and yet is applicable even for some of the most advanced machine learning models in existence today.</text:p>
      <text:p text:style-name="Text_20_body">We start off with something called the 'errors' or the 'residuals'. These are nothing but the differences between the predicted value and the actual expected answer i.e. (this single error value is called the loss).<text:line-break/>The sum of errors for all examples would be: (this sum of all losses is the total cost)</text:p>
      <text:p text:style-name="Text_20_body">The final cost function for a particular feature, denoted by , can be written as:</text:p>
      <text:p text:style-name="Text_20_body">The cost function above is known as the "least squares cost function".</text:p>
      <text:p text:style-name="Text_20_body"><text:span text:style-name="T2">Note: You may have noticed that we are calculating the loss for a single </text:span><text:span text:style-name="T2"> i.e. a single feature. This is because each value of </text:span><text:span text:style-name="T2"> associated with a feature </text:span><text:span text:style-name="T2"> is called its 'weight'. For each new feature, a new term </text:span><text:span text:style-name="T2"> will be added to our hypothesis, and we must calculate the weights for each term separately. These things will become clearer in the upcoming articles.</text:span></text:p>
      <text:p text:style-name="Text_20_body">Now that we have our cost function, how can we use it to determine what is a good hypothesis? Well, we must find certain value of such that it minimizes . Therefore, we must solve for .</text:p>
      <text:p text:style-name="Text_20_body">This action of trying to minimize the cost i.e. is called 'optimization'. And one of the most popular optimization algorithms is gradient descent, which we shall see next.</text:p>
      <text:p text:style-name="Text_20_body"><text:span text:style-name="T2">Note: For some complex, non-linear functions, a minimum might not exist.</text:span></text:p>
      <text:h text:style-name="Heading_20_3" text:outline-level="3"><text:bookmark-start text:name="gradient-descent"/>Gradient Descent:<text:bookmark-end text:name="gradient-descent"/></text:h>
      <text:p text:style-name="First_20_paragraph">Gradient descent is an optimization algorithm used to find the values of parameters (denoted as ) that minimize a cost function . Let us imagine we have a hypothesis defined by a set of parameters . We also have a cost function that tells us how 'good' or 'bad' our model is for a given set of parameters. If we plot this cost function, maybe for one or two parameters, it might look like a curve with many ups and downs. Our goal is to find the lowest point in on this curve. Note that the curve below DOES NOT belong to the least squares cost function defined earlier. It is for REPRESENTATION PURPOSES ONLY.</text:p>
      <text:p text:style-name="Text_20_body"/>
      <text:p text:style-name="Text_20_body"><text:line-break/>As you can see above, we choose an arbitrary starting point on the curve . From this point, gradient descent helps us determine the direction of the steepest downhill slope. We take one tiny step in that direction and reach a new point , which should be closer to the minimum. If we take a step in the right direction, we get closer to the minimum, but if we take one in the wrong direction, we get further away from it.</text:p>
      <text:p text:style-name="Text_20_body">But how will the computer know what is the right direction? And how do we decide the length of the step? For that, we have the gradient descent algorithm which looks something like this:</text:p>
      <text:p text:style-name="Text_20_body">Here, , which decides the size of the step. The term , also called the derivative, gives us the slope of the curve at that point:</text:p>
      <text:list text:style-name="L2">
        <text:list-item>
          <text:p text:style-name="P2">If the slope is +ve, needs to decrease to lower the cost (hence the - sign in the update).</text:p>
        </text:list-item>
        <text:list-item>
          <text:p text:style-name="P2">If the slope is -ve, needs to increase.</text:p>
        </text:list-item>
      </text:list>
      <text:p text:style-name="First_20_paragraph">If is small, we will take a small step and vice versa. The value of is important. If the value is too large, we will get something like this:<text:line-break/></text:p>
      <text:p text:style-name="Text_20_body"/>
      <text:p text:style-name="Text_20_body"><text:line-break/>and we will fail to "converge" or reach the local minimum (in case the curve has multiple minima). If the step size if too small, it will take us a very long time to converge i.e. to find the optimum value for that . With an optimum value of we should get something like this:<text:line-break/></text:p>
      <text:p text:style-name="Text_20_body"/>
      <text:p text:style-name="Text_20_body"><text:span text:style-name="T2">Note: The two convex or 'bowl-shaped' graphs you saw above at ones formed by the least squares cost function that we explored in the previous section, and one that we will use for reference in the upcoming sections of this blog.</text:span></text:p>
      <text:p text:style-name="Text_20_body">A good starting point is to set and adjust it according to the results. We will discuss more on deciding the correct value of in upcoming articles.</text:p>
      <text:p text:style-name="Text_20_body">One doubt you may have is that we decide our starting point arbitrarily. Therefore, if the curve of has many local minima, we might end up at a local minimum which it not actually the lowest value possible for . This observation is true. However, in practice we usually repeat the gradient descent process a few times, changing the starting point each time. This usually ensures that are able to find a value for for which is reasonably small.</text:p>
      <text:p text:style-name="Text_20_body"><text:span text:style-name="T1">Note: For cost functions that are 'convex' (imagine a perfect bowl shape with a single global minimum, like the Sum of Squared Errors for linear regression), an interesting property emerges. As gradient descent approaches the optimal </text:span><text:span text:style-name="T1"> values, the magnitude of the gradient (the 'steepness' of the slope) naturally decreases. This means the updates become smaller, allowing for a fine-tuned convergence.</text:span><text:line-break/><text:span text:style-name="T1">For these convex functions, it's even possible to mathematically analyze the convergence rate of gradient descent, essentially proving how quickly it will get close to the minimum.</text:span><text:line-break/><text:span text:style-name="T1">While many advanced machine learning models, particularly deep neural networks, have highly complex, non-convex loss landscapes (with many local minima and saddle points), understanding convergence on convex functions provides foundational intuition. For those interested in the mathematical details of this convergence proof for convex functions, you can explore it further [here/in the linked section].</text:span></text:p>
      <text:p text:style-name="Text_20_body">Now it is time for some math. Let us look at the gradient descent step once again:</text:p>
      <text:p text:style-name="Text_20_body"/>
      <text:p text:style-name="Text_20_body">Let us expand and find the value of . We have assumed to be the least squares cost function described in the previous section.</text:p>
      <text:p text:style-name="Text_20_body"><text:span text:style-name="T1">What is a vectorized equation?</text:span><text:line-break/>We vectorize our equations since a vectorized equation is computationally cheaper as compared to a non-vectorized equation. Vectorization means performing operations on entire arrays (vectors or matrices) at once, rather than iterating element by element (e.g., with loops). Modern CPUs and libraries like NumPy are highly optimized for these array operations, making them much faster. For example, to get predictions for ALL training examples, instead of looping <text:span text:style-name="T2">n</text:span> times to calculate for each , we can compute in one matrix-vector multiplication.</text:p>
      <text:p text:style-name="Text_20_body">The multiplication will look somewhat like this:</text:p>
      <text:p text:style-name="Text_20_body">As I mentioned above, this concept will become more clear when we look at the actual code implementation for a linear regression algorithm.</text:p>
      <text:h text:style-name="Heading_20_3" text:outline-level="3"><text:bookmark-start text:name="batch-vs.-stochastic-mini-batch"/>Batch vs. Stochastic Mini-Batch:<text:bookmark-end text:name="batch-vs.-stochastic-mini-batch"/></text:h>
      <text:p text:style-name="First_20_paragraph">Let us look at our gradient descent update step once again:</text:p>
      <text:p text:style-name="Text_20_body">From the above equation we know that we have a total of <text:span text:style-name="T2">n</text:span> training examples (since we are summing up to n). Also, let us assume that the number of features for our dataset is <text:span text:style-name="T2">d</text:span>.</text:p>
      <text:p text:style-name="Text_20_body">Batch gradient descent means that we use the entire training dataset to calculate the gradient of the cost function in each iteration.</text:p>
      <text:p text:style-name="Text_20_body">However for larger datasets, <text:span text:style-name="T2">n</text:span> can be in the millions or even billions. Calculating the gradient term requires processing every single one of these n examples <text:span text:style-name="T2">for each step of gradient descent</text:span>. This makes each update step computationally expensive and very slow.</text:p>
      <text:p text:style-name="Text_20_body">To address this, we can use variations of gradient descent:</text:p>
      <text:list text:style-name="L3">
        <text:list-item>
          <text:p text:style-name="P3"><text:span text:style-name="T1">Stochastic Gradient Descent (SGD):</text:span> Instead of all <text:span text:style-name="T2">n</text:span><text:line-break/>examples, the gradient is estimated using only one randomly selected training example per update step.</text:p>
        </text:list-item>
        <text:list-item>
          <text:p text:style-name="P3"><text:span text:style-name="T1">Mini-Batch Gradient Descent:</text:span> This is a compromise. We use a small, random subset of the data, called a 'mini-batch', containing <text:span text:style-name="T2">b</text:span> examples (where 1&lt; <text:span text:style-name="T2">b</text:span> &lt;&lt; <text:span text:style-name="T2">m</text:span>) to estimate the gradient for each update."</text:p>
        </text:list-item>
      </text:list>
      <text:p text:style-name="First_20_paragraph">In this method, we choose relatively small samples (mini-batches) from our training data. Each batch contains, say, b data points, where b &lt;&lt; n. b is also called the 'batch-size' of our batches. Stochastic is just a fancy term for 'random'. Therefore we either choose the training examples randomly, or we shuffle the order of the examples before selection.</text:p>
      <text:p text:style-name="Text_20_body">The update rule for mini-batch gradient descent, using a mini-batch of size <text:span text:style-name="T2">b</text:span> becomes:</text:p>
      <text:p text:style-name="Text_20_body"/>
      <text:p text:style-name="Text_20_body">This method has 2 caveats:</text:p>
      <text:list text:style-name="L4">
        <text:list-item>
          <text:p text:style-name="P4">If <text:span text:style-name="T2">b</text:span> is too small, the gradient estimate is very noisy. The path to the minimum will be much more erratic, though it will still generally head in the right direction over many updates. It can take longer to converge due to this noise.</text:p>
        </text:list-item>
        <text:list-item>
          <text:p text:style-name="P4">if <text:span text:style-name="T2">b</text:span> is too large, the operation will become computationally expensive.</text:p>
        </text:list-item>
      </text:list>
      <text:p text:style-name="First_20_paragraph">Choosing a batch size <text:span text:style-name="T2">b</text:span> is a hyper-parameter. Common values range from 32 to 512, often powers of 2, as these can be processed efficiently by hardware. The optimal batch size can depend on the dataset, model architecture, and available hardware resources.</text:p>
      <text:p text:style-name="Text_20_body">Why does using only a small sample work? The key idea is that, on average, the gradient calculated from a random mini-batch is an unbiased estimator of the true gradient (the one calculated from the full dataset). While any single mini-batch gradient might be noisy and not point exactly towards the steepest descent, over many iterations, these noisy steps average out and guide the parameters towards a good solution. The inherent redundancy in large datasets also means that a small batch can often capture the essential characteristics of the overall data distribution.</text:p>
      <text:h text:style-name="Heading_20_2" text:outline-level="2"><text:bookmark-start text:name="conclusion"/>Conclusion:<text:bookmark-end text:name="conclusion"/></text:h>
      <text:p text:style-name="First_20_paragraph">Thank you for sticking with me! I know this chapter has been too long, but I have tried to ensure that my explanations are as simple and clear as possible. However, I am a beginner myself and there may be some areas of improvement. As I continue on my journey, I will revisit these articles and update any explanations that I feel could be better explained. In the next article, we will explore supervised learning in greater detail and maybe even look at some code. Happy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Chapter 2 - Setting Up</dc:title>
    <dc:description/>
    <dc:subject/>
    <meta:keyword/>
    <meta:initial-creator/>
    <dc:creator/>
    <meta:creation-date>2025-05-25T11:08:56Z</meta:creation-date>
    <dc:date>2025-05-25T11:08:56Z</dc:date>
  </office:meta>
</office:document-meta>
</file>